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5" calcext:value-type="float">
            <text:p>6000.15</text:p>
          </table:table-cell>
          <table:table-cell office:value-type="float" office:value="4000.166667" calcext:value-type="float">
            <text:p>4000.1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" calcext:value-type="float">
            <text:p>4000.1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" calcext:value-type="float">
            <text:p>4000.1</text:p>
          </table:table-cell>
          <table:table-cell office:value-type="float" office:value="3000.075" calcext:value-type="float">
            <text:p>3000.075</text:p>
          </table:table-cell>
          <table:table-cell office:value-type="float" office:value="2400.04" calcext:value-type="float">
            <text:p>2400.04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4" calcext:value-type="float">
            <text:p>2400.04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05" calcext:value-type="float">
            <text:p>3000.0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05" calcext:value-type="float">
            <text:p>3000.0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2" calcext:value-type="float">
            <text:p>6000.2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3" calcext:value-type="float">
            <text:p>12000.3</text:p>
          </table:table-cell>
          <table:table-cell office:value-type="float" office:value="6000.15" calcext:value-type="float">
            <text:p>6000.1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1" calcext:value-type="float">
            <text:p>2400.1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5" calcext:value-type="float">
            <text:p>6000.15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3" calcext:value-type="float">
            <text:p>12000.3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8" calcext:value-type="float">
            <text:p>2400.0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66667" calcext:value-type="float">
            <text:p>4000.1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4" calcext:value-type="float">
            <text:p>2400.04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4" calcext:value-type="float">
            <text:p>2400.04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" calcext:value-type="float">
            <text:p>4000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3" calcext:value-type="float">
            <text:p>12000.3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1" calcext:value-type="float">
            <text:p>12000.1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1" calcext:value-type="float">
            <text:p>12000.1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8" calcext:value-type="float">
            <text:p>2400.0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" calcext:value-type="float">
            <text:p>4000.1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33333" calcext:value-type="float">
            <text:p>4000.133333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1" calcext:value-type="float">
            <text:p>12000.1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8" calcext:value-type="float">
            <text:p>2400.0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3" calcext:value-type="float">
            <text:p>12000.3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33333" calcext:value-type="float">
            <text:p>4000.133333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1" calcext:value-type="float">
            <text:p>12000.1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075" calcext:value-type="float">
            <text:p>3000.0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3" calcext:value-type="float">
            <text:p>12000.3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3" calcext:value-type="float">
            <text:p>12000.3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5" calcext:value-type="float">
            <text:p>6000.1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05" calcext:value-type="float">
            <text:p>3000.0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" calcext:value-type="float">
            <text:p>6000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3" calcext:value-type="float">
            <text:p>12000.3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8" calcext:value-type="float">
            <text:p>2400.0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2" calcext:value-type="float">
            <text:p>4000.2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8" calcext:value-type="float">
            <text:p>2400.08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2" calcext:value-type="float">
            <text:p>6000.2</text:p>
          </table:table-cell>
          <table:table-cell office:value-type="float" office:value="4000.133333" calcext:value-type="float">
            <text:p>4000.133333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" calcext:value-type="float">
            <text:p>4000.1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8" calcext:value-type="float">
            <text:p>2400.0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1" calcext:value-type="float">
            <text:p>12000.1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4" calcext:value-type="float">
            <text:p>2400.04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1" calcext:value-type="float">
            <text:p>6000.1</text:p>
          </table:table-cell>
          <table:table-cell office:value-type="float" office:value="4000.066667" calcext:value-type="float">
            <text:p>4000.066667</text:p>
          </table:table-cell>
          <table:table-cell office:value-type="float" office:value="3000.075" calcext:value-type="float">
            <text:p>3000.0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2" calcext:value-type="float">
            <text:p>12000.2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1" calcext:value-type="float">
            <text:p>4000.1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06" calcext:value-type="float">
            <text:p>2400.06</text:p>
          </table:table-cell>
        </table:table-row>
        <table:table-row table:style-name="ro1">
          <table:table-cell/>
          <table:table-cell office:value-type="float" office:value="12000.1" calcext:value-type="float">
            <text:p>12000.1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/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34:28.887567752</meta:creation-date>
    <dc:date>2018-05-04T17:36:49.071486561</dc:date>
    <meta:editing-duration>PT2M20S</meta:editing-duration>
    <meta:editing-cycles>1</meta:editing-cycles>
    <meta:document-statistic meta:table-count="1" meta:cell-count="305" meta:object-count="0"/>
    <meta:generator>LibreOffice/6.0.3.2$Linux_X86_64 LibreOffice_project/00m0$Build-2</meta:generator>
  </office:meta>
</office:document-meta>
</file>